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95" table:style-name="ce1">
            <text:p>95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3" table:style-name="ce1">
            <text:p>83</text:p>
          </table:table-cell>
          <table:table-cell office:value-type="float" office:value="31" table:style-name="ce1">
            <text:p>31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Admin</dc:creator>
    <meta:creation-date>2020-08-20T06:56:28Z</meta:creation-date>
    <dc:date>2021-02-15T17:52:23Z</dc:date>
  </office:meta>
</office:document-meta>
</file>